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b37" officeooo:paragraph-rsid="0003ab37"/>
    </style:style>
    <style:style style:name="P2" style:family="paragraph" style:parent-style-name="Standard">
      <style:text-properties officeooo:rsid="0006e931" officeooo:paragraph-rsid="0006e931"/>
    </style:style>
    <style:style style:name="P3" style:family="paragraph" style:parent-style-name="Standard">
      <style:text-properties officeooo:rsid="00073bbf" officeooo:paragraph-rsid="00073bbf"/>
    </style:style>
    <style:style style:name="P4" style:family="paragraph" style:parent-style-name="Standard">
      <style:text-properties officeooo:rsid="00099165" officeooo:paragraph-rsid="00099165"/>
    </style:style>
    <style:style style:name="P5" style:family="paragraph" style:parent-style-name="Standard">
      <style:text-properties officeooo:rsid="000b68e6" officeooo:paragraph-rsid="00099165"/>
    </style:style>
    <style:style style:name="P6" style:family="paragraph" style:parent-style-name="Standard">
      <style:text-properties officeooo:rsid="000b68e6" officeooo:paragraph-rsid="000b68e6"/>
    </style:style>
    <style:style style:name="P7" style:family="paragraph" style:parent-style-name="Standard">
      <style:text-properties officeooo:rsid="000e0e0a" officeooo:paragraph-rsid="000e0e0a"/>
    </style:style>
    <style:style style:name="P8" style:family="paragraph" style:parent-style-name="Standard">
      <style:text-properties officeooo:rsid="0004f7b7" officeooo:paragraph-rsid="000f6daf"/>
    </style:style>
    <style:style style:name="P9" style:family="paragraph" style:parent-style-name="Standard">
      <style:text-properties officeooo:rsid="0003ab37" officeooo:paragraph-rsid="000fbbc8"/>
    </style:style>
    <style:style style:name="T1" style:family="text">
      <style:text-properties officeooo:rsid="0004f7b7"/>
    </style:style>
    <style:style style:name="T2" style:family="text">
      <style:text-properties officeooo:rsid="000564b3"/>
    </style:style>
    <style:style style:name="T3" style:family="text">
      <style:text-properties officeooo:rsid="00078384"/>
    </style:style>
    <style:style style:name="T4" style:family="text">
      <style:text-properties fo:font-weight="normal" style:font-weight-asian="normal" style:font-weight-complex="normal"/>
    </style:style>
    <style:style style:name="T5" style:family="text">
      <style:text-properties fo:font-weight="normal" officeooo:rsid="000c7710" style:font-weight-asian="normal" style:font-weight-complex="normal"/>
    </style:style>
    <style:style style:name="T6" style:family="text">
      <style:text-properties fo:font-weight="normal" officeooo:rsid="000564b3"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f6daf"/>
    </style:style>
    <style:style style:name="T9" style:family="text">
      <style:text-properties officeooo:rsid="000fbb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s investigadores y empresas se han dado cuenta de lo importante que son los datos que se generan en redes sociales en especial para el uso de investigaciones en el area de la salud y la medicina ya que puende genera control en las conductas de riesgo <text:s/>y <text:span text:style-name="T1">de</text:span> enfermedades.</text:p>
      <text:p text:style-name="P1"/>
      <text:p text:style-name="P1">En este articulo los aut<text:span text:style-name="T8">o</text:span>res presentaron un estudio de como el big data puede contribuir en el area de la salud y que enfoque se le esta dando a las redes sociales para predecir brotes de enfermedades.</text:p>
      <text:p text:style-name="P1"/>
      <text:p text:style-name="P2">El big data puede contener informacion estructurada tal como datos medicos y geneticos que se generan a partir de mediciones cuantitativas pero tambien puede tener informacion no estructurada como los datos generados por los motores de busqueda y redes sociales donde pueden haber textos, imagenes enlaces de paginas web y diferenctes contenidos multimedia. Toda esta informacion <text:span text:style-name="T8">puede ser usada en </text:span>conjunto <text:s/>para predecir resultados biomedicos.</text:p>
      <text:p text:style-name="P2"/>
      <text:p text:style-name="P3">Los usuarios de las redes sociales cada vez estan compartiendo mas informacion acerca de sus estados de animo y condiciones de salud lo que sirve a los investigadores para el estudio de enfermedades como el VIH, segun los autores un estudio arrojo que muchos de los hombres afroamericanos y latinos que tienen relaciones <text:span text:style-name="T3">con otros hombres tienden a compartir informacion en sus cuentas sobre como fue su experiencia, como se sintieron y los lugares de encuentro, esas ideas fueron muy valiosas para mostrar que las personas que hablan de prevencion de VIH en las redes sociales son mas propensas a solicitar pruebas de VIH, lo que sugiere a las entidades de salud publica que los datos de redes sociales se pueden usar para la prevencion y prediccion de eventos relacionados con este tema.</text:span></text:p>
      <text:p text:style-name="P3"/>
      <text:p text:style-name="P3"/>
      <text:p text:style-name="P4">Los datos de las redes sociales tambien pueden ser una fuente importante de informacion para la prevencion de riesgos y enfermendades epidemiologicas como la gripe, tal y como lo demostro <text:span text:style-name="T7">Broniatowski </text:span><text:span text:style-name="T4">quien desarrollo un algoritmo para extraer y filtrar twits relacionados con la gripe durante la temporada 2012-2013, dicho algoritmo tuvo una precision del 85% segun los Centros de Prevencion y Control de Enfermedades.</text:span></text:p>
      <text:p text:style-name="P5"><text:span text:style-name="T4"/></text:p>
      <text:p text:style-name="P6"><text:span text:style-name="T4">No cabe duda que los datos de las redes sociales son muy importantes para generar herramientas de prevencion y deteccion de enfermedades de salud publica, pero para lograr el objetivo es nesesario tener una importante infraestructura tanto de recursos humanos como de tegnologia para llevar a cabo exerimentos y desarrollos exitosos, equipos interdiciplinarios Medicos, Estadisticos, Cientificos, Ingenieros, y en cuanto a tecnologia: grandes bases de datos </text:span><text:span text:style-name="T5">que se actualicen constantemente, equipos con procesamiento muy grande.</text:span></text:p>
      <text:p text:style-name="P6"><text:span text:style-name="T5"/></text:p>
      <text:p text:style-name="P7"><text:span text:style-name="T4">Estas tecnologias se seguiran monitoreando y <text:s/>exploarando <text:s/>con el fin de que cada vez sean mas efectivos los datos recopilados en cuanto a calidad, verasidad, representacion de la muestra etc, esto con el fin de sacar el mejor provecho posible en las areas de la salud publica y otras como ciencias basicas y genomica.</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8"><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9T14:32:05.599625239</meta:creation-date>
    <dc:date>2016-08-19T08:20:11.828659517</dc:date>
    <meta:editing-duration>PT6H10M20S</meta:editing-duration>
    <meta:editing-cycles>6</meta:editing-cycles>
    <meta:generator>LibreOffice/5.1.4.2$Linux_X86_64 LibreOffice_project/10m0$Build-2</meta:generator>
    <meta:document-statistic meta:table-count="0" meta:image-count="0" meta:object-count="0" meta:page-count="2" meta:paragraph-count="7" meta:word-count="478" meta:character-count="2973" meta:non-whitespace-character-count="2498"/>
  </office:meta>
</office:document-meta>
</file>